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>
      <style:text-properties fo:font-size="13pt" officeooo:paragraph-rsid="0009bcbc" style:font-size-asian="13pt" style:font-size-complex="13pt"/>
    </style:style>
    <style:style style:name="P3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4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5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6" style:family="paragraph" style:parent-style-name="Standard">
      <style:text-properties fo:font-size="13pt" officeooo:rsid="000b994a" officeooo:paragraph-rsid="001d5d83" style:font-size-asian="13pt" style:font-size-complex="13pt"/>
    </style:style>
    <style:style style:name="P7" style:family="paragraph" style:parent-style-name="Standard">
      <style:text-properties fo:font-size="13pt" officeooo:rsid="000b994a" officeooo:paragraph-rsid="001e3929" style:font-size-asian="13pt" style:font-size-complex="13pt"/>
    </style:style>
    <style:style style:name="P8" style:family="paragraph" style:parent-style-name="Standard">
      <style:text-properties fo:font-size="13pt" officeooo:paragraph-rsid="000deb07" style:font-size-asian="13pt" style:font-size-complex="13pt"/>
    </style:style>
    <style:style style:name="P9" style:family="paragraph" style:parent-style-name="Standard">
      <style:text-properties fo:font-size="13pt" officeooo:rsid="001f999e" officeooo:paragraph-rsid="000e3d00" style:font-size-asian="13pt" style:font-size-complex="13pt"/>
    </style:style>
    <style:style style:name="P10" style:family="paragraph" style:parent-style-name="Standard">
      <style:text-properties fo:font-size="13pt" officeooo:rsid="001b93ef" officeooo:paragraph-rsid="001b93ef" style:font-size-asian="13pt" style:font-size-complex="13pt"/>
    </style:style>
    <style:style style:name="P11" style:family="paragraph" style:parent-style-name="Standard">
      <style:text-properties fo:font-size="13pt" officeooo:paragraph-rsid="001ab88c"/>
    </style:style>
    <style:style style:name="P12" style:family="paragraph" style:parent-style-name="Standard">
      <style:text-properties fo:font-size="13pt" officeooo:paragraph-rsid="001b93ef"/>
    </style:style>
    <style:style style:name="P13" style:family="paragraph" style:parent-style-name="Standard">
      <style:text-properties fo:font-size="13pt" officeooo:paragraph-rsid="001d5d83"/>
    </style:style>
    <style:style style:name="P14" style:family="paragraph" style:parent-style-name="Standard">
      <style:text-properties fo:font-size="13pt" officeooo:paragraph-rsid="001d957f"/>
    </style:style>
    <style:style style:name="P15" style:family="paragraph" style:parent-style-name="Standard">
      <style:text-properties fo:font-size="13pt" officeooo:paragraph-rsid="001e3929"/>
    </style:style>
    <style:style style:name="P16" style:family="paragraph" style:parent-style-name="Standard">
      <style:text-properties fo:font-size="13pt" officeooo:paragraph-rsid="0002691b"/>
    </style:style>
    <style:style style:name="P17" style:family="paragraph" style:parent-style-name="Standard">
      <style:text-properties officeooo:rsid="001f999e" officeooo:paragraph-rsid="001f999e"/>
    </style:style>
    <style:style style:name="P18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19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20" style:family="paragraph" style:parent-style-name="Standard" style:list-style-name="L2">
      <style:text-properties fo:font-size="13pt" officeooo:paragraph-rsid="001e3929" style:font-size-asian="13pt" style:font-size-complex="13pt"/>
    </style:style>
    <style:style style:name="P21" style:family="paragraph" style:parent-style-name="Standard" style:list-style-name="L3">
      <style:text-properties fo:font-size="13pt" officeooo:rsid="000b994a" officeooo:paragraph-rsid="000d1d96" style:font-size-asian="13pt" style:font-size-complex="13pt"/>
    </style:style>
    <style:style style:name="P22" style:family="paragraph" style:parent-style-name="Standard" style:list-style-name="L4">
      <style:text-properties fo:font-size="13pt" officeooo:rsid="000b994a" officeooo:paragraph-rsid="000b994a" style:font-size-asian="13pt" style:font-size-complex="13pt"/>
    </style:style>
    <style:style style:name="P23" style:family="paragraph" style:parent-style-name="Standard" style:list-style-name="L6">
      <style:text-properties fo:font-size="13pt" officeooo:rsid="000b994a" officeooo:paragraph-rsid="000deb07" style:font-size-asian="13pt" style:font-size-complex="13pt"/>
    </style:style>
    <style:style style:name="P24" style:family="paragraph" style:parent-style-name="Standard" style:list-style-name="L6">
      <style:text-properties fo:font-size="13pt" officeooo:rsid="000b994a" officeooo:paragraph-rsid="001d5d83" style:font-size-asian="13pt" style:font-size-complex="13pt"/>
    </style:style>
    <style:style style:name="P25" style:family="paragraph" style:parent-style-name="Standard" style:list-style-name="L7">
      <style:text-properties fo:font-size="13pt" officeooo:rsid="000b994a" officeooo:paragraph-rsid="000e3d00" style:font-size-asian="13pt" style:font-size-complex="13pt"/>
    </style:style>
    <style:style style:name="P26" style:family="paragraph" style:parent-style-name="Standard" style:list-style-name="L8">
      <style:text-properties fo:font-size="13pt" officeooo:rsid="000b994a" officeooo:paragraph-rsid="000b994a" style:font-size-asian="13pt" style:font-size-complex="13pt"/>
    </style:style>
    <style:style style:name="P27" style:family="paragraph" style:parent-style-name="Standard" style:list-style-name="L9">
      <style:text-properties fo:font-size="13pt" officeooo:rsid="000b994a" officeooo:paragraph-rsid="000deb07" style:font-size-asian="13pt" style:font-size-complex="13pt"/>
    </style:style>
    <style:style style:name="P28" style:family="paragraph" style:parent-style-name="Standard" style:list-style-name="L10">
      <style:text-properties fo:font-size="13pt" officeooo:rsid="000b994a" officeooo:paragraph-rsid="0012c000" style:font-size-asian="13pt" style:font-size-complex="13pt"/>
    </style:style>
    <style:style style:name="P29" style:family="paragraph" style:parent-style-name="Standard" style:list-style-name="L10">
      <style:text-properties fo:font-size="13pt" officeooo:rsid="000b994a" officeooo:paragraph-rsid="000deb07" style:font-size-asian="13pt" style:font-size-complex="13pt"/>
    </style:style>
    <style:style style:name="P30" style:family="paragraph" style:parent-style-name="Standard" style:list-style-name="L11">
      <style:text-properties fo:font-size="13pt" officeooo:rsid="000b994a" officeooo:paragraph-rsid="000e3d00" style:font-size-asian="13pt" style:font-size-complex="13pt"/>
    </style:style>
    <style:style style:name="P31" style:family="paragraph" style:parent-style-name="Standard" style:list-style-name="L12">
      <style:text-properties fo:font-size="13pt" officeooo:rsid="000b994a" officeooo:paragraph-rsid="000e3d00" style:font-size-asian="13pt" style:font-size-complex="13pt"/>
    </style:style>
    <style:style style:name="P32" style:family="paragraph" style:parent-style-name="Standard" style:list-style-name="L13">
      <style:text-properties fo:font-size="13pt" officeooo:rsid="000b994a" officeooo:paragraph-rsid="000e3d00" style:font-size-asian="13pt" style:font-size-complex="13pt"/>
    </style:style>
    <style:style style:name="P33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34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35" style:family="paragraph" style:parent-style-name="Standard" style:list-style-name="L16">
      <style:text-properties fo:font-size="13pt" officeooo:rsid="000b994a" officeooo:paragraph-rsid="000e7ffe" style:font-size-asian="13pt" style:font-size-complex="13pt"/>
    </style:style>
    <style:style style:name="P36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37" style:family="paragraph" style:parent-style-name="Standard" style:list-style-name="L17">
      <style:text-properties fo:font-size="13pt" officeooo:rsid="000b994a" officeooo:paragraph-rsid="000e7ffe" style:font-size-asian="13pt" style:font-size-complex="13pt"/>
    </style:style>
    <style:style style:name="P38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39" style:family="paragraph" style:parent-style-name="Standard" style:list-style-name="L4">
      <style:text-properties fo:font-size="13pt" officeooo:paragraph-rsid="000b994a" style:font-size-asian="13pt" style:font-size-complex="13pt"/>
    </style:style>
    <style:style style:name="P40" style:family="paragraph" style:parent-style-name="Standard" style:list-style-name="L4">
      <style:text-properties fo:font-size="13pt" officeooo:paragraph-rsid="001fea36" style:font-size-asian="13pt" style:font-size-complex="13pt"/>
    </style:style>
    <style:style style:name="P41" style:family="paragraph" style:parent-style-name="Standard" style:list-style-name="L4">
      <style:text-properties fo:font-size="13pt" officeooo:paragraph-rsid="0033d4ea" style:font-size-asian="13pt" style:font-size-complex="13pt"/>
    </style:style>
    <style:style style:name="P42" style:family="paragraph" style:parent-style-name="Standard" style:list-style-name="L5">
      <style:text-properties fo:font-size="13pt" officeooo:paragraph-rsid="000deb07" style:font-size-asian="13pt" style:font-size-complex="13pt"/>
    </style:style>
    <style:style style:name="P43" style:family="paragraph" style:parent-style-name="Standard" style:list-style-name="L9">
      <style:text-properties fo:font-size="13pt" officeooo:paragraph-rsid="000deb07" style:font-size-asian="13pt" style:font-size-complex="13pt"/>
    </style:style>
    <style:style style:name="P44" style:family="paragraph" style:parent-style-name="Standard" style:list-style-name="L10">
      <style:text-properties fo:font-size="13pt" officeooo:paragraph-rsid="0012c000" style:font-size-asian="13pt" style:font-size-complex="13pt"/>
    </style:style>
    <style:style style:name="P45" style:family="paragraph" style:parent-style-name="Standard" style:list-style-name="L2">
      <style:text-properties fo:font-size="13pt" officeooo:paragraph-rsid="001e3929"/>
    </style:style>
    <style:style style:name="P46" style:family="paragraph" style:parent-style-name="Standard">
      <style:text-properties fo:font-size="13pt" officeooo:paragraph-rsid="00321b74"/>
    </style:style>
    <style:style style:name="P47" style:family="paragraph" style:parent-style-name="Standard" style:list-style-name="L9">
      <style:text-properties officeooo:paragraph-rsid="000deb07"/>
    </style:style>
    <style:style style:name="P48" style:family="paragraph" style:parent-style-name="Standard" style:list-style-name="L15">
      <style:text-properties officeooo:paragraph-rsid="000e3d00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officeooo:rsid="000b994a" style:font-size-asian="13pt" style:font-size-complex="13pt"/>
    </style:style>
    <style:style style:name="T9" style:family="text">
      <style:text-properties fo:font-size="13pt" officeooo:rsid="000d1d96" style:font-size-asian="13pt" style:font-size-complex="13pt"/>
    </style:style>
    <style:style style:name="T10" style:family="text">
      <style:text-properties fo:font-size="13pt" officeooo:rsid="000deb07" style:font-size-asian="13pt" style:font-size-complex="13pt"/>
    </style:style>
    <style:style style:name="T11" style:family="text">
      <style:text-properties officeooo:rsid="000e3d00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8000" style:font-name="DejaVu Sans Mono" fo:font-size="9pt" fo:font-weight="bold" officeooo:rsid="000455d6" style:font-size-asian="13pt" style:font-size-complex="13pt"/>
    </style:style>
    <style:style style:name="T14" style:family="text">
      <style:text-properties fo:color="#008000" style:font-name="DejaVu Sans Mono" fo:font-size="9pt" fo:font-weight="bold" officeooo:rsid="00085362" style:font-size-asian="13pt" style:font-size-complex="13pt"/>
    </style:style>
    <style:style style:name="T15" style:family="text">
      <style:text-properties fo:color="#008000" style:font-name="DejaVu Sans Mono" fo:font-size="9pt" fo:font-weight="bold" officeooo:rsid="001b93ef" style:font-size-asian="13pt" style:font-size-complex="13pt"/>
    </style:style>
    <style:style style:name="T16" style:family="text">
      <style:text-properties fo:color="#008000" style:font-name="DejaVu Sans Mono" fo:font-size="9pt" fo:font-weight="bold" officeooo:rsid="001526bb" style:font-size-asian="13pt" style:font-size-complex="13pt"/>
    </style:style>
    <style:style style:name="T17" style:family="text">
      <style:text-properties fo:color="#008000" style:font-name="DejaVu Sans Mono" fo:font-size="9pt" fo:font-weight="bold" officeooo:rsid="000e3d00" style:font-size-asian="13pt" style:font-size-complex="13pt"/>
    </style:style>
    <style:style style:name="T18" style:family="text">
      <style:text-properties fo:color="#008000" style:font-name="DejaVu Sans Mono" fo:font-size="9pt" fo:font-weight="bold" officeooo:rsid="000b994a" style:font-size-asian="13pt" style:font-size-complex="13pt"/>
    </style:style>
    <style:style style:name="T19" style:family="text">
      <style:text-properties fo:color="#008000" style:font-name="DejaVu Sans Mono" fo:font-size="9pt" fo:font-weight="bold" officeooo:rsid="0009bcbc" style:font-size-asian="13pt" style:font-size-complex="13pt"/>
    </style:style>
    <style:style style:name="T20" style:family="text">
      <style:text-properties fo:color="#008000" style:font-name="DejaVu Sans Mono" fo:font-size="9pt" fo:font-weight="bold" officeooo:rsid="00085362"/>
    </style:style>
    <style:style style:name="T21" style:family="text">
      <style:text-properties fo:color="#008000" style:font-name="DejaVu Sans Mono" fo:font-size="9pt" fo:font-weight="bold" officeooo:rsid="000455d6"/>
    </style:style>
    <style:style style:name="T22" style:family="text">
      <style:text-properties fo:color="#008000" style:font-name="DejaVu Sans Mono" fo:font-size="9pt" fo:font-weight="bold" officeooo:rsid="001b93ef"/>
    </style:style>
    <style:style style:name="T23" style:family="text">
      <style:text-properties fo:color="#008000" style:font-name="DejaVu Sans Mono" fo:font-size="9pt" fo:font-weight="bold" officeooo:rsid="000e3d00"/>
    </style:style>
    <style:style style:name="T24" style:family="text">
      <style:text-properties style:font-size-asian="13pt" style:font-size-complex="13pt"/>
    </style:style>
    <style:style style:name="T25" style:family="text">
      <style:text-properties officeooo:rsid="000455d6" style:font-size-asian="13pt" style:font-size-complex="13pt"/>
    </style:style>
    <style:style style:name="T26" style:family="text">
      <style:text-properties officeooo:rsid="00085362" style:font-size-asian="13pt" style:font-size-complex="13pt"/>
    </style:style>
    <style:style style:name="T27" style:family="text">
      <style:text-properties officeooo:rsid="000b994a" style:font-size-asian="13pt" style:font-size-complex="13pt"/>
    </style:style>
    <style:style style:name="T28" style:family="text">
      <style:text-properties officeooo:rsid="001b93ef" style:font-size-asian="13pt" style:font-size-complex="13pt"/>
    </style:style>
    <style:style style:name="T29" style:family="text">
      <style:text-properties officeooo:rsid="001526bb" style:font-size-asian="13pt" style:font-size-complex="13pt"/>
    </style:style>
    <style:style style:name="T30" style:family="text">
      <style:text-properties officeooo:rsid="000deb07" style:font-size-asian="13pt" style:font-size-complex="13pt"/>
    </style:style>
    <style:style style:name="T31" style:family="text">
      <style:text-properties officeooo:rsid="000e3d00" style:font-size-asian="13pt" style:font-size-complex="13pt"/>
    </style:style>
    <style:style style:name="T32" style:family="text">
      <style:text-properties officeooo:rsid="002a99b7" style:font-size-asian="13pt" style:font-size-complex="13pt"/>
    </style:style>
    <style:style style:name="T33" style:family="text">
      <style:text-properties officeooo:rsid="0009bcbc" style:font-size-asian="13pt" style:font-size-complex="13pt"/>
    </style:style>
    <style:style style:name="T34" style:family="text">
      <style:text-properties officeooo:rsid="0033d4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6"><text:span text:style-name="T24">模块名:人员合同管理</text:span><text:span text:style-name="T32"> <text:s text:c="4"/></text:span><text:span text:style-name="T12">employee-contract</text:span>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1"><text:span text:style-name="T24"><text:tab/><text:tab/><text:tab/>功能名</text:span><text:span text:style-name="T25">1:列表 功能类型:网格 </text:span><text:bookmark-start text:name="__DdeLink__19165_1590984082"/><text:span text:style-name="T25">(/</text:span><text:span text:style-name="T12">contractmanage/</text:span><text:span text:style-name="T13">v1/info/maps</text:span><text:span text:style-name="T25">)</text:span><text:bookmark-end text:name="__DdeLink__19165_1590984082"/></text:p>
      <text:list xml:id="list1755997117082923935" text:style-name="L1">
        <text:list-item>
          <text:p text:style-name="P18"><text:bookmark-start text:name="__DdeLink__189_1487612813"/><text:bookmark-start text:name="__DdeLink__213_1487612813"/>字段名:合同类型</text:p>
        </text:list-item>
        <text:list-item>
          <text:p text:style-name="P18">字段名:合同性质</text:p>
        </text:list-item>
        <text:list-item>
          <text:p text:style-name="P18">字段名:合同编号</text:p>
        </text:list-item>
        <text:list-item>
          <text:p text:style-name="P18">字段名:用人单位<text:span text:style-name="T3">(甲方)</text:span></text:p>
        </text:list-item>
        <text:list-item>
          <text:p text:style-name="P18">字段名:职工姓名<text:span text:style-name="T3">(乙方)</text:span><text:bookmark-end text:name="__DdeLink__213_1487612813"/></text:p>
        </text:list-item>
        <text:list-item>
          <text:p text:style-name="P18">字段名:合同期限</text:p>
        </text:list-item>
        <text:list-item>
          <text:p text:style-name="P18">字段名:合同起始日</text:p>
        </text:list-item>
        <text:list-item>
          <text:p text:style-name="P18">字段名:合同约满日</text:p>
        </text:list-item>
        <text:list-item>
          <text:p text:style-name="P18">字段名:试用期时长</text:p>
        </text:list-item>
        <text:list-item>
          <text:p text:style-name="P18">字段名:线上存储路径</text:p>
        </text:list-item>
        <text:list-item>
          <text:p text:style-name="P18">字段名:线下存储路径</text:p>
        </text:list-item>
        <text:list-item>
          <text:p text:style-name="P18">字段名:合同状态<text:bookmark-end text:name="__DdeLink__189_1487612813"/></text:p>
        </text:list-item>
      </text:list>
      <text:p text:style-name="P11"><text:span text:style-name="T24"><text:tab/><text:tab/><text:tab/>功能名</text:span><text:span text:style-name="T26">2:数据录入 功能类型:编辑 </text:span><text:bookmark-start text:name="__DdeLink__19167_1590984082"/><text:span text:style-name="T26">(/</text:span><text:span text:style-name="T14">contractmanage/</text:span><text:span text:style-name="T13">v1/</text:span><text:span text:style-name="T21">save</text:span><text:span text:style-name="T25">)</text:span><text:bookmark-end text:name="__DdeLink__19167_1590984082"/></text:p>
      <text:p text:style-name="P1"><text:tab/><text:tab/><text:tab/><text:tab/>合同信息</text:p>
      <text:list xml:id="list1655669660007406230" text:style-name="L2">
        <text:list-item>
          <text:p text:style-name="P19"><text:bookmark-start text:name="__DdeLink__193_1487612813"/><text:bookmark-start text:name="__DdeLink__191_1487612813"/>字段名:合同类型 字段类型:单选框 必填</text:p>
          <text:p text:style-name="P45"><text:bookmark-start text:name="__DdeLink__19819_1590984082"/><text:span text:style-name="T26">(/</text:span><text:span text:style-name="T20">contracttype</text:span><text:span text:style-name="T14">/</text:span><text:span text:style-name="T15">v1/getChoice</text:span><text:span text:style-name="T25">)</text:span><text:bookmark-end text:name="__DdeLink__19819_1590984082"/></text:p>
        </text:list-item>
        <text:list-item>
          <text:p text:style-name="P19">字段名:合同性质 字段类型:单选框 必填</text:p>
          <text:p text:style-name="P20"><text:bookmark-start text:name="__DdeLink__19816_1590984082"/><text:span text:style-name="T4">(/</text:span><text:span text:style-name="T20">contractnature/</text:span><text:span text:style-name="T22">v1/getChoice</text:span><text:span text:style-name="T2">)</text:span><text:bookmark-end text:name="__DdeLink__19816_1590984082"/></text:p>
        </text:list-item>
        <text:list-item>
          <text:p text:style-name="P19">字段名:合同编号 字段类型:文本框 必填</text:p>
        </text:list-item>
        <text:list-item>
          <text:p text:style-name="P19">字段名:用人单位<text:span text:style-name="T3">(甲方) 字段类型:文本框 必填</text:span></text:p>
        </text:list-item>
        <text:list-item>
          <text:p text:style-name="P19">字段名:职工姓名<text:span text:style-name="T3">(乙方) 字段类型:手填下拉框 必填</text:span></text:p>
        </text:list-item>
        <text:list-item>
          <text:p text:style-name="P19">字段名:合同期限 字段类型:文本框 必填</text:p>
        </text:list-item>
        <text:list-item>
          <text:p text:style-name="P19">字段名:合同起始日 字段类型:日期框 必填</text:p>
        </text:list-item>
        <text:list-item>
          <text:p text:style-name="P19">字段名:合同约满日 字段类型:日期框 必填</text:p>
        </text:list-item>
        <text:list-item>
          <text:p text:style-name="P19">字段名:试用期时长 字段类型:文本框 必填</text:p>
        </text:list-item>
        <text:list-item>
          <text:p text:style-name="P19">字段名:线上存储路径 字段类型:文本框 非必填</text:p>
        </text:list-item>
        <text:list-item>
          <text:p text:style-name="P19">字段名:线下存储路径 字段类型:文本框 必填</text:p>
        </text:list-item>
        <text:list-item>
          <text:p text:style-name="P19">字段名:合同状态 字段类型:开关按钮<text:span text:style-name="T5">(正常/解除) 默认:正常</text:span><text:bookmark-end text:name="__DdeLink__193_1487612813"/><text:bookmark-end text:name="__DdeLink__191_1487612813"/></text:p>
        </text:list-item>
      </text:list>
      <text:p text:style-name="P2"><text:tab/><text:tab/><text:tab/><text:tab/>乙方信息</text:p>
      <text:list xml:id="list6373844260299783767" text:style-name="L3">
        <text:list-item>
          <text:p text:style-name="P21">字段名:性别 字段类型:开关按钮<text:span text:style-name="T6">(男/女) 默认:女</text:span></text:p>
        </text:list-item>
        <text:list-item>
          <text:p text:style-name="P21">字段名:出生日期 字段类型:日期框 必填</text:p>
        </text:list-item>
        <text:list-item>
          <text:p text:style-name="P21"><text:soft-page-break/>字段名:证件类型 字段类型:文本框 必填</text:p>
        </text:list-item>
        <text:list-item>
          <text:p text:style-name="P21">字段名:证件号码 字段类型:文本框 必填</text:p>
        </text:list-item>
        <text:list-item>
          <text:p text:style-name="P21">字段名:联系电话 字段类型:文本框 必填</text:p>
        </text:list-item>
        <text:list-item>
          <text:p text:style-name="P21">字段名:户籍地址 字段类型:文本框 非必填</text:p>
        </text:list-item>
        <text:list-item>
          <text:p text:style-name="P21">字段名:现住址 字段类型:文本框 必填</text:p>
        </text:list-item>
        <text:list-item>
          <text:p text:style-name="P21">字段名:部门 字段类型:文本框 必填</text:p>
        </text:list-item>
        <text:list-item>
          <text:p text:style-name="P21">字段名:岗位 字段类型:文本框 必填</text:p>
        </text:list-item>
        <text:list-item>
          <text:p text:style-name="P21">字段名:是否离职 字段类型:开关按钮 默认:否</text:p>
        </text:list-item>
        <text:list-item>
          <text:p text:style-name="P21">字段名:离职时间 字段类型:日期框 非必填</text:p>
        </text:list-item>
        <text:list-item>
          <text:p text:style-name="P21">字段名:计薪方式 字段类型:文本框 必填</text:p>
        </text:list-item>
        <text:list-item>
          <text:p text:style-name="P21">字段名:基本报酬 字段类型:数字框 限制:两位小数 大于<text:span text:style-name="T7">0 必填</text:span></text:p>
        </text:list-item>
        <text:list-item>
          <text:p text:style-name="P21">字段名:薪酬发放日 字段类型:文本框 必填</text:p>
        </text:list-item>
        <text:list-item>
          <text:p text:style-name="P21">字段名:特殊情况处理 字段类型:文本框 必填</text:p>
        </text:list-item>
      </text:list>
      <text:p text:style-name="P46"><text:span text:style-name="T24"><text:tab/><text:tab/><text:tab/>功能名</text:span><text:span text:style-name="T33">3:编辑 功能类型:编辑</text:span><text:span text:style-name="T25">(/</text:span><text:span text:style-name="T19">contractmanage/</text:span><text:span text:style-name="T13">v1/info/update/{id}</text:span><text:span text:style-name="T25">)</text:span></text:p>
      <text:list xml:id="list7205101145549400111" text:style-name="L4">
        <text:list-item>
          <text:p text:style-name="P39">字段名:合同类型 字段类型:单选框 必填</text:p>
          <text:p text:style-name="P40"><text:span text:style-name="T4">(/</text:span><text:span text:style-name="T20">contracttype/</text:span><text:span text:style-name="T22">v1/getChoice</text:span><text:span text:style-name="T2">)</text:span></text:p>
        </text:list-item>
        <text:list-item>
          <text:p text:style-name="P39">字段名:合同性质 字段类型:单选框 必填</text:p>
          <text:p text:style-name="P40"><text:span text:style-name="T4">(/</text:span><text:span text:style-name="T20">contractnature/</text:span><text:span text:style-name="T22">v1/getChoice</text:span><text:span text:style-name="T2">)</text:span></text:p>
        </text:list-item>
        <text:list-item>
          <text:p text:style-name="P39"><text:bookmark-start text:name="__DdeLink__920_1805955688"/>字段名:用人单位<text:span text:style-name="T3">(甲方) 字段类型:文本框 必填</text:span><text:bookmark-end text:name="__DdeLink__920_1805955688"/></text:p>
        </text:list-item>
        <text:list-item>
          <text:p text:style-name="P41">字段名:职员姓名<text:span text:style-name="T34">(乙方) 字段类型:手填下拉框 必填</text:span></text:p>
        </text:list-item>
        <text:list-item>
          <text:p text:style-name="P39">字段名:合同期限 字段类型:文本框 必填</text:p>
        </text:list-item>
        <text:list-item>
          <text:p text:style-name="P39">字段名:合同起始日 字段类型:日期框 必填</text:p>
        </text:list-item>
        <text:list-item>
          <text:p text:style-name="P39">字段名:合同约满日 字段类型:日期框 必填</text:p>
        </text:list-item>
        <text:list-item>
          <text:p text:style-name="P39">字段名:试用期时长 字段类型:文本框 必填</text:p>
        </text:list-item>
        <text:list-item>
          <text:p text:style-name="P39">字段名:线上存储路径 字段类型:文本框 非必填</text:p>
        </text:list-item>
        <text:list-item>
          <text:p text:style-name="P39">字段名:线下存储路径 字段类型:文本框 必填</text:p>
        </text:list-item>
        <text:list-item>
          <text:p text:style-name="P22">字段名:合同状态 字段类型:开关按钮<text:span text:style-name="T5">(正常/解除) 默认:正常</text:span></text:p>
        </text:list-item>
      </text:list>
      <text:p text:style-name="P11"><text:span text:style-name="T27"><text:tab/><text:tab/><text:tab/>功能名4:删除 功能类型:编辑</text:span><text:span text:style-name="T26">(/</text:span><text:span text:style-name="T14">contractmanage/</text:span><text:span text:style-name="T13">v1/</text:span><text:span text:style-name="T21">/delete/{id}</text:span><text:span text:style-name="T25">)</text:span></text:p>
      <text:p text:style-name="P7"><text:tab/><text:tab/><text:tab/>功能名5:上传附件 功能类型:编辑</text:p>
      <text:p text:style-name="P15"><text:span text:style-name="T27"><text:tab/><text:tab/><text:tab/></text:span><text:bookmark-start text:name="__DdeLink__19770_1590984082"/><text:span text:style-name="T26">(/</text:span><text:span text:style-name="T14">contractmanage/</text:span><text:span text:style-name="T13">v1/uploadFile/{id}</text:span><text:span text:style-name="T25">)</text:span><text:bookmark-end text:name="__DdeLink__19770_1590984082"/></text:p>
      <text:p text:style-name="P3"/>
      <text:p text:style-name="P13"><text:span text:style-name="T27"><text:tab/><text:tab/><text:tab/>功能名6:查看详细 功能类型:编辑</text:span><text:span text:style-name="T28"><text:tab/><text:tab/><text:tab/><text:tab/><text:tab/><text:tab/><text:tab/><text:tab/></text:span><text:span text:style-name="T26">(/</text:span><text:span text:style-name="T14">contractmanage/</text:span><text:span text:style-name="T15">v1/findById/{id}</text:span><text:span text:style-name="T25">)</text:span></text:p>
      <text:p text:style-name="P10"/>
      <text:p text:style-name="P3"><text:tab/><text:tab/><text:tab/><text:tab/>合同信息</text:p>
      <text:list xml:id="list6957836330599025084" text:style-name="L5">
        <text:list-item>
          <text:p text:style-name="P42"><text:bookmark-start text:name="__DdeLink__191_14876128131"/><text:bookmark-start text:name="__DdeLink__193_14876128131"/>字段名:合同类型 </text:p>
        </text:list-item>
        <text:list-item>
          <text:p text:style-name="P42">字段名:合同性质 </text:p>
        </text:list-item>
        <text:list-item>
          <text:p text:style-name="P42">字段名:合同编号 </text:p>
        </text:list-item>
        <text:list-item>
          <text:p text:style-name="P42"><text:soft-page-break/>字段名:用人单位<text:span text:style-name="T3">(甲方) </text:span></text:p>
        </text:list-item>
        <text:list-item>
          <text:p text:style-name="P42">字段名:职工姓名<text:span text:style-name="T3">(乙方) </text:span></text:p>
        </text:list-item>
        <text:list-item>
          <text:p text:style-name="P42">字段名:合同期限 </text:p>
        </text:list-item>
        <text:list-item>
          <text:p text:style-name="P42">字段名:合同起始日 </text:p>
        </text:list-item>
        <text:list-item>
          <text:p text:style-name="P42">字段名:合同约满日</text:p>
        </text:list-item>
        <text:list-item>
          <text:p text:style-name="P42">字段名:试用期时长</text:p>
        </text:list-item>
        <text:list-item>
          <text:p text:style-name="P42">字段名:线上存储路径</text:p>
        </text:list-item>
        <text:list-item>
          <text:p text:style-name="P42">字段名:线下存储路径 </text:p>
        </text:list-item>
        <text:list-item>
          <text:p text:style-name="P42">字段名:合同状态<text:bookmark-end text:name="__DdeLink__191_14876128131"/><text:bookmark-end text:name="__DdeLink__193_14876128131"/></text:p>
        </text:list-item>
      </text:list>
      <text:p text:style-name="P8"><text:tab/><text:tab/><text:tab/><text:tab/>乙方信息</text:p>
      <text:list xml:id="list6593027894377099629" text:style-name="L6">
        <text:list-item>
          <text:p text:style-name="P23">字段名:性别 </text:p>
        </text:list-item>
        <text:list-item>
          <text:p text:style-name="P23">字段名:出生日期 </text:p>
        </text:list-item>
        <text:list-item>
          <text:p text:style-name="P23">字段名:证件类型 </text:p>
        </text:list-item>
        <text:list-item>
          <text:p text:style-name="P23">字段名:证件号码</text:p>
        </text:list-item>
        <text:list-item>
          <text:p text:style-name="P23">字段名:联系电话</text:p>
        </text:list-item>
        <text:list-item>
          <text:p text:style-name="P24">字段名:户籍地址</text:p>
        </text:list-item>
        <text:list-item>
          <text:p text:style-name="P23">字段名:现住址</text:p>
        </text:list-item>
        <text:list-item>
          <text:p text:style-name="P23">字段名:部门 </text:p>
        </text:list-item>
        <text:list-item>
          <text:p text:style-name="P23">字段名:岗位 </text:p>
        </text:list-item>
        <text:list-item>
          <text:p text:style-name="P23">字段名:是否离职</text:p>
        </text:list-item>
        <text:list-item>
          <text:p text:style-name="P23">字段名:离职时间</text:p>
        </text:list-item>
        <text:list-item>
          <text:p text:style-name="P23">字段名:计薪方式 </text:p>
        </text:list-item>
        <text:list-item>
          <text:p text:style-name="P23">字段名:基本报酬 </text:p>
        </text:list-item>
        <text:list-item>
          <text:p text:style-name="P23">字段名:薪酬发放日 </text:p>
        </text:list-item>
        <text:list-item>
          <text:p text:style-name="P23">字段名:特殊情况处理 </text:p>
        </text:list-item>
      </text:list>
      <text:p text:style-name="P12"><text:span text:style-name="T27"><text:tab/><text:tab/><text:tab/>功能名7:变更合同 功能类型:编辑</text:span><text:bookmark-start text:name="__DdeLink__19772_1590984082"/><text:span text:style-name="T28">(/</text:span><text:span text:style-name="T12">contractchange/</text:span><text:span text:style-name="T15">v1/update/{id}</text:span><text:span text:style-name="T28">)</text:span><text:bookmark-end text:name="__DdeLink__19772_1590984082"/></text:p>
      <text:list xml:id="list7981303890569119364" text:style-name="L7">
        <text:list-item>
          <text:p text:style-name="P25">字段名:是否签订新合同 字段类型:开关按钮 默认:否</text:p>
        </text:list-item>
        <text:list-item>
          <text:p text:style-name="P25">字段名:是否添加协议 字段类型:开关按钮 默认:否</text:p>
        </text:list-item>
        <text:list-item>
          <text:p text:style-name="P25">字段名:是否删减协议 字段类型:开关按钮 默认:否</text:p>
        </text:list-item>
        <text:list-item>
          <text:p text:style-name="P25">字段名:是否续签合同 字段类型:开关按钮 默认:否</text:p>
        </text:list-item>
        <text:list-item>
          <text:p text:style-name="P25">字段名:是否解除合同 字段类型:开关按钮 默认:否</text:p>
        </text:list-item>
        <text:list-item>
          <text:p text:style-name="P25">字段名:变更原因 字段类型:文本框 必填</text:p>
        </text:list-item>
        <text:list-item>
          <text:p text:style-name="P25">字段名:变更内容 字段类型:文本框 必填</text:p>
        </text:list-item>
        <text:list-item>
          <text:p text:style-name="P25">字段名:是否已确认变更 <text:s/>字段类型:开关按钮 默认:否</text:p>
        </text:list-item>
        <text:list-item>
          <text:p text:style-name="P25">字段名:变更时间 字段类型:时间框 必填</text:p>
        </text:list-item>
      </text:list>
      <text:p text:style-name="P12"><text:span text:style-name="T27"><text:tab/><text:tab/><text:tab/>功能名</text:span><text:span text:style-name="T29">8:确认解除合同 功能类型:编辑</text:span></text:p>
      <text:p text:style-name="P12"><text:span text:style-name="T29"><text:tab/><text:tab/><text:tab/>(/</text:span><text:span text:style-name="T14">contractmanage</text:span><text:span text:style-name="T16">/</text:span><text:span text:style-name="T22">v1/affirm/{id}</text:span><text:span text:style-name="T28">)</text:span></text:p>
      <text:p text:style-name="P3"><text:tab/><text:tab/>导航名_2:员工合同信息详细</text:p>
      <text:p text:style-name="P6"><text:soft-page-break/><text:tab/><text:tab/><text:tab/>功能名<text:span text:style-name="T6">1:列表 功能类型:网格</text:span><text:bookmark-start text:name="__DdeLink__19784_1590984082"/><text:span text:style-name="T6">(/</text:span><text:span text:style-name="T20">contractmanage</text:span><text:span text:style-name="T21">/v1/personal/maps</text:span><text:span text:style-name="T2">)</text:span><text:bookmark-end text:name="__DdeLink__19784_1590984082"/></text:p>
      <text:list xml:id="list1196743477648558606" text:style-name="L8">
        <text:list-item>
          <text:p text:style-name="P26">字段名:姓名</text:p>
        </text:list-item>
        <text:list-item>
          <text:p text:style-name="P26">字段名:性别</text:p>
        </text:list-item>
        <text:list-item>
          <text:p text:style-name="P26">字段名:出生日期</text:p>
        </text:list-item>
        <text:list-item>
          <text:p text:style-name="P26">字段名:证件类型</text:p>
        </text:list-item>
        <text:list-item>
          <text:p text:style-name="P26">字段名:证件号码</text:p>
        </text:list-item>
        <text:list-item>
          <text:p text:style-name="P26">字段名:联系电话</text:p>
        </text:list-item>
        <text:list-item>
          <text:p text:style-name="P26">字段名:户籍地址</text:p>
        </text:list-item>
        <text:list-item>
          <text:p text:style-name="P26">字段名:现住址</text:p>
        </text:list-item>
        <text:list-item>
          <text:p text:style-name="P26">字段名:部门</text:p>
        </text:list-item>
        <text:list-item>
          <text:p text:style-name="P26">字段名:岗位</text:p>
        </text:list-item>
        <text:list-item>
          <text:p text:style-name="P26">字段名:是否离职</text:p>
        </text:list-item>
        <text:list-item>
          <text:p text:style-name="P26">字段名:离职时间</text:p>
        </text:list-item>
        <text:list-item>
          <text:p text:style-name="P26">字段名:计薪方式</text:p>
        </text:list-item>
        <text:list-item>
          <text:p text:style-name="P26">字段名:基本报酬</text:p>
        </text:list-item>
        <text:list-item>
          <text:p text:style-name="P26">字段名:薪酬发放日</text:p>
        </text:list-item>
        <text:list-item>
          <text:p text:style-name="P26">字段名:特殊情况处理</text:p>
        </text:list-item>
      </text:list>
      <text:p text:style-name="P13"><text:span text:style-name="T27"><text:tab/><text:tab/><text:tab/>功能名</text:span><text:span text:style-name="T30">2:编辑 功能类型:编辑</text:span></text:p>
      <text:p text:style-name="P13"><text:span text:style-name="T30"><text:tab/><text:tab/><text:tab/>(/</text:span><text:span text:style-name="T14">contractmanage/</text:span><text:span text:style-name="T21">v1/personal/update/{id}</text:span><text:span text:style-name="T25">)</text:span></text:p>
      <text:list xml:id="list7059740547553621122" text:style-name="L9">
        <text:list-item>
          <text:p text:style-name="P43">字段名:姓名 字段类型:单选框 必填</text:p>
        </text:list-item>
        <text:list-item>
          <text:p text:style-name="P47"><text:span text:style-name="T8">字段名:性别 字段类型:开关按钮</text:span><text:span text:style-name="T9">(男/女) 默认:女</text:span></text:p>
        </text:list-item>
        <text:list-item>
          <text:p text:style-name="P27">字段名:出生日期 字段类型:日期框 必填</text:p>
        </text:list-item>
        <text:list-item>
          <text:p text:style-name="P27">字段名:证件类型 字段类型:文本框 必填</text:p>
        </text:list-item>
        <text:list-item>
          <text:p text:style-name="P27">字段名:证件号码 字段类型:文本框 必填</text:p>
        </text:list-item>
        <text:list-item>
          <text:p text:style-name="P27">字段名:联系电话 字段类型:文本框 必填</text:p>
        </text:list-item>
        <text:list-item>
          <text:p text:style-name="P27">字段名:户籍地址 字段类型:文本框 非必填</text:p>
        </text:list-item>
        <text:list-item>
          <text:p text:style-name="P27">字段名:现住址 字段类型:文本框 必填</text:p>
        </text:list-item>
        <text:list-item>
          <text:p text:style-name="P27">字段名:部门 字段类型:文本框 必填</text:p>
        </text:list-item>
        <text:list-item>
          <text:p text:style-name="P27">字段名:岗位 字段类型:文本框 必填</text:p>
        </text:list-item>
        <text:list-item>
          <text:p text:style-name="P27">字段名:是否离职 字段类型:开关按钮 默认:否</text:p>
        </text:list-item>
        <text:list-item>
          <text:p text:style-name="P27">字段名:离职时间 字段类型:日期框 非必填</text:p>
        </text:list-item>
        <text:list-item>
          <text:p text:style-name="P27">字段名:计薪方式 字段类型:文本框 必填</text:p>
        </text:list-item>
        <text:list-item>
          <text:p text:style-name="P47"><text:span text:style-name="T8">字段名:基本报酬 字段类型:数字框 限制:两位小数 大于</text:span><text:span text:style-name="T10">0 必填</text:span></text:p>
        </text:list-item>
        <text:list-item>
          <text:p text:style-name="P27">字段名:薪酬发放日 字段类型:文本框 必填</text:p>
        </text:list-item>
        <text:list-item>
          <text:p text:style-name="P27">字段名:特殊情况处理 字段类型:文本框 必填</text:p>
        </text:list-item>
      </text:list>
      <text:p text:style-name="P5"><text:tab/><text:tab/>导航名<text:span text:style-name="T7">3:变更详细</text:span></text:p>
      <text:p text:style-name="P13"><text:span text:style-name="T27"><text:tab/><text:tab/><text:tab/>功能名</text:span><text:span text:style-name="T31">1:列表 功能类型:网格</text:span><text:bookmark-start text:name="__DdeLink__19786_1590984082"/><text:span text:style-name="T31">(/</text:span><text:span text:style-name="T12">contractchange/</text:span><text:span text:style-name="T17">v1/maps</text:span><text:span text:style-name="T31">)</text:span><text:bookmark-end text:name="__DdeLink__19786_1590984082"/></text:p>
      <text:list xml:id="list2641370015085765953" text:style-name="L10">
        <text:list-item>
          <text:p text:style-name="P44"><text:soft-page-break/>字段名:合同类型</text:p>
        </text:list-item>
        <text:list-item>
          <text:p text:style-name="P44">字段名:合同性质</text:p>
        </text:list-item>
        <text:list-item>
          <text:p text:style-name="P44">字段名:合同编号</text:p>
        </text:list-item>
        <text:list-item>
          <text:p text:style-name="P44">字段名:用人单位<text:span text:style-name="T3">(甲方)</text:span></text:p>
        </text:list-item>
        <text:list-item>
          <text:p text:style-name="P28">字段名:职工姓名<text:span text:style-name="T3">(乙方)</text:span></text:p>
        </text:list-item>
        <text:list-item>
          <text:p text:style-name="P29">字段名:是否签订新合同</text:p>
        </text:list-item>
        <text:list-item>
          <text:p text:style-name="P29">字段名:是否添加协议</text:p>
        </text:list-item>
        <text:list-item>
          <text:p text:style-name="P29">字段名:是否删减协议</text:p>
        </text:list-item>
        <text:list-item>
          <text:p text:style-name="P29">字段名:是否续签合同</text:p>
        </text:list-item>
        <text:list-item>
          <text:p text:style-name="P29">字段名:是否解除合同</text:p>
        </text:list-item>
        <text:list-item>
          <text:p text:style-name="P29">字段名:变更原因</text:p>
        </text:list-item>
        <text:list-item>
          <text:p text:style-name="P29">字段名:变更内容</text:p>
        </text:list-item>
        <text:list-item>
          <text:p text:style-name="P29">字段名:是否已确认变更</text:p>
        </text:list-item>
        <text:list-item>
          <text:p text:style-name="P29">字段名:变更时间</text:p>
        </text:list-item>
      </text:list>
      <text:p text:style-name="P13"><text:span text:style-name="T27"><text:tab/><text:tab/><text:tab/>功能名</text:span><text:span text:style-name="T31">2</text:span><text:span text:style-name="T27">:编辑 功能类型:编辑</text:span><text:bookmark-start text:name="__DdeLink__19788_1590984082"/><text:span text:style-name="T31">(/</text:span><text:span text:style-name="T18">contractchange/</text:span><text:span text:style-name="T23">v1/update/{id}</text:span><text:span text:style-name="T31">)</text:span><text:bookmark-end text:name="__DdeLink__19788_1590984082"/></text:p>
      <text:list xml:id="list4336414165341423325" text:style-name="L11">
        <text:list-item>
          <text:p text:style-name="P30">字段名:是否签订新合同 字段类型:开关按钮 默认:否</text:p>
        </text:list-item>
        <text:list-item>
          <text:p text:style-name="P30">字段名:是否添加协议 字段类型:开关按钮 默认:否</text:p>
        </text:list-item>
        <text:list-item>
          <text:p text:style-name="P30">字段名:是否删减协议 字段类型:开关按钮 默认:否</text:p>
        </text:list-item>
        <text:list-item>
          <text:p text:style-name="P30">字段名:是否续签合同 字段类型:开关按钮 默认:否</text:p>
        </text:list-item>
        <text:list-item>
          <text:p text:style-name="P30">字段名:是否解除合同 字段类型:开关按钮 默认:否</text:p>
        </text:list-item>
        <text:list-item>
          <text:p text:style-name="P30">字段名:变更原因 字段类型:文本框 必填</text:p>
        </text:list-item>
        <text:list-item>
          <text:p text:style-name="P30">字段名:变更内容 字段类型:文本框 必填</text:p>
        </text:list-item>
        <text:list-item>
          <text:p text:style-name="P30">字段名:是否已确认变更 <text:s/>字段类型:开关按钮 默认:否</text:p>
        </text:list-item>
        <text:list-item>
          <text:p text:style-name="P30">字段名:变更时间 字段类型:时间框 必填</text:p>
        </text:list-item>
      </text:list>
      <text:p text:style-name="P13"><text:span text:style-name="T27"><text:tab/><text:tab/><text:tab/>功能名</text:span><text:span text:style-name="T31">3:删除 功能类型:编辑</text:span><text:bookmark-start text:name="__DdeLink__19790_1590984082"/><text:span text:style-name="T31">(/</text:span><text:span text:style-name="T18">contractchange/</text:span><text:span text:style-name="T23">v1/delete/{id}</text:span><text:span text:style-name="T31">)</text:span><text:bookmark-end text:name="__DdeLink__19790_1590984082"/></text:p>
      <text:p text:style-name="P4"><text:tab/><text:tab/>导航名<text:span text:style-name="T11">4:合同类型</text:span></text:p>
      <text:p text:style-name="P13"><text:span text:style-name="T27"><text:tab/><text:tab/><text:tab/>功能名</text:span><text:span text:style-name="T31">1:列表 功能类型:网格</text:span><text:bookmark-start text:name="__DdeLink__19792_1590984082"/><text:span text:style-name="T31">(/</text:span><text:span text:style-name="T12">contracttype</text:span><text:span text:style-name="T18">/</text:span><text:span text:style-name="T17">v1/maps</text:span><text:span text:style-name="T31">)</text:span><text:bookmark-end text:name="__DdeLink__19792_1590984082"/></text:p>
      <text:list xml:id="list4385377788662651522" text:style-name="L12">
        <text:list-item>
          <text:p text:style-name="P31">字段名:类型</text:p>
        </text:list-item>
        <text:list-item>
          <text:p text:style-name="P31">字段名:描述</text:p>
        </text:list-item>
        <text:list-item>
          <text:p text:style-name="P31">字段名:状态</text:p>
        </text:list-item>
      </text:list>
      <text:p text:style-name="P13"><text:span text:style-name="T27"><text:tab/><text:tab/><text:tab/>功能名</text:span><text:span text:style-name="T31">2:添加 功能类型:编辑</text:span><text:bookmark-start text:name="__DdeLink__19794_1590984082"/><text:span text:style-name="T31">(/</text:span><text:span text:style-name="T17">contracttype</text:span><text:span text:style-name="T18">/</text:span><text:span text:style-name="T17">v1/</text:span><text:span text:style-name="T23">save</text:span><text:span text:style-name="T31">)</text:span><text:bookmark-end text:name="__DdeLink__19794_1590984082"/></text:p>
      <text:list xml:id="list8932930857021676412" text:style-name="L13">
        <text:list-item>
          <text:p text:style-name="P32">字段名:类型 字段类型:文本框 必填</text:p>
        </text:list-item>
        <text:list-item>
          <text:p text:style-name="P32">字段名:描述 字段类型:文本框 非必填</text:p>
        </text:list-item>
      </text:list>
      <text:p text:style-name="P13"><text:span text:style-name="T27"><text:tab/><text:tab/><text:tab/>功能名</text:span><text:span text:style-name="T31">3:编辑 功能类型:编辑</text:span><text:bookmark-start text:name="__DdeLink__19796_1590984082"/><text:span text:style-name="T31">(/</text:span><text:span text:style-name="T17">contracttype</text:span><text:span text:style-name="T18">/</text:span><text:span text:style-name="T17">v1/</text:span><text:span text:style-name="T23">update/{id}</text:span><text:span text:style-name="T31">)</text:span><text:bookmark-end text:name="__DdeLink__19796_1590984082"/></text:p>
      <text:list xml:id="list6206959950147855574" text:style-name="L14">
        <text:list-item>
          <text:p text:style-name="P33">字段名:类型 字段类型:文本框 必填</text:p>
        </text:list-item>
        <text:list-item>
          <text:p text:style-name="P33">字段名:描述 字段类型:文本框 非必填</text:p>
        </text:list-item>
      </text:list>
      <text:p text:style-name="P13"><text:span text:style-name="T27"><text:tab/><text:tab/><text:tab/>功能名</text:span><text:span text:style-name="T31">4:删除 功能类型:编辑</text:span><text:bookmark-start text:name="__DdeLink__19798_1590984082"/><text:span text:style-name="T31">(/</text:span><text:span text:style-name="T17">contracttype</text:span><text:span text:style-name="T18">/</text:span><text:span text:style-name="T23">v1/delete/{id}</text:span><text:span text:style-name="T31">)</text:span><text:bookmark-end text:name="__DdeLink__19798_1590984082"/></text:p>
      <text:p text:style-name="P13"><text:soft-page-break/><text:span text:style-name="T27"><text:tab/><text:tab/><text:tab/>功能名</text:span><text:span text:style-name="T31">5:冻结 <text:s/>功能类型:编辑</text:span><text:bookmark-start text:name="__DdeLink__19800_1590984082"/><text:span text:style-name="T31">(/</text:span><text:span text:style-name="T17">contracttype</text:span><text:span text:style-name="T18">/</text:span><text:span text:style-name="T23">v1/congeal/{id}</text:span><text:span text:style-name="T31">)</text:span><text:bookmark-end text:name="__DdeLink__19800_1590984082"/></text:p>
      <text:p text:style-name="P14"><text:span text:style-name="T27"><text:tab/><text:tab/><text:tab/>功能名</text:span><text:span text:style-name="T31">6:解冻 功能类型:编辑</text:span><text:bookmark-start text:name="__DdeLink__19802_1590984082"/><text:span text:style-name="T31">(/</text:span><text:span text:style-name="T17">contracttype</text:span><text:span text:style-name="T18">/</text:span><text:span text:style-name="T17">thaw/{id}</text:span><text:span text:style-name="T31">)</text:span><text:bookmark-end text:name="__DdeLink__19802_1590984082"/></text:p>
      <text:p text:style-name="P4"><text:tab/><text:tab/>导航名<text:span text:style-name="T11">4:合同性质</text:span></text:p>
      <text:p text:style-name="P14"><text:span text:style-name="T27"><text:tab/><text:tab/><text:tab/>功能名</text:span><text:span text:style-name="T31">1:列表 功能类型:网格</text:span><text:bookmark-start text:name="__DdeLink__19804_1590984082"/><text:span text:style-name="T31">(/</text:span><text:span text:style-name="T17">contractnature</text:span><text:span text:style-name="T18">/</text:span><text:span text:style-name="T23">v1/maps</text:span><text:span text:style-name="T31">)</text:span><text:bookmark-end text:name="__DdeLink__19804_1590984082"/></text:p>
      <text:list xml:id="list3375763016188991479" text:style-name="L15">
        <text:list-item>
          <text:p text:style-name="P48"><text:span text:style-name="T8">字段名:</text:span><text:bookmark-start text:name="__DdeLink__210_1487612813"/><text:span text:style-name="T8">性质</text:span><text:bookmark-end text:name="__DdeLink__210_1487612813"/></text:p>
        </text:list-item>
        <text:list-item>
          <text:p text:style-name="P34">字段名:描述</text:p>
        </text:list-item>
        <text:list-item>
          <text:p text:style-name="P34">字段名:状态</text:p>
        </text:list-item>
      </text:list>
      <text:p text:style-name="P14"><text:span text:style-name="T27"><text:tab/><text:tab/><text:tab/>功能名</text:span><text:span text:style-name="T31">2:添加 功能类型:编辑</text:span><text:bookmark-start text:name="__DdeLink__19806_1590984082"/><text:span text:style-name="T31">(/</text:span><text:span text:style-name="T17">contractnature</text:span><text:span text:style-name="T18">/</text:span><text:span text:style-name="T17">v1/</text:span><text:span text:style-name="T23">save</text:span><text:span text:style-name="T31">)</text:span><text:bookmark-end text:name="__DdeLink__19806_1590984082"/></text:p>
      <text:list xml:id="list1035980660099798222" text:style-name="L16">
        <text:list-item>
          <text:p text:style-name="P35">字段名:性质 字段类型:文本框 必填</text:p>
        </text:list-item>
        <text:list-item>
          <text:p text:style-name="P36">字段名:描述 字段类型:文本框 非必填</text:p>
        </text:list-item>
      </text:list>
      <text:p text:style-name="P14"><text:span text:style-name="T27"><text:tab/><text:tab/><text:tab/>功能名</text:span><text:span text:style-name="T31">3:编辑 功能类型:编辑</text:span><text:bookmark-start text:name="__DdeLink__19808_1590984082"/><text:span text:style-name="T31">(/</text:span><text:span text:style-name="T17">contractnature</text:span><text:span text:style-name="T18">/</text:span><text:span text:style-name="T23">update/{id}</text:span><text:span text:style-name="T31">)</text:span><text:bookmark-end text:name="__DdeLink__19808_1590984082"/></text:p>
      <text:list xml:id="list3287686617811709105" text:style-name="L17">
        <text:list-item>
          <text:p text:style-name="P37">字段名:性质 字段类型:文本框 必填</text:p>
        </text:list-item>
        <text:list-item>
          <text:p text:style-name="P38">字段名:描述 字段类型:文本框 非必填</text:p>
        </text:list-item>
      </text:list>
      <text:p text:style-name="P15"><text:span text:style-name="T27"><text:tab/><text:tab/><text:tab/>功能名</text:span><text:span text:style-name="T31">4:删除 功能类型:编辑</text:span><text:bookmark-start text:name="__DdeLink__19810_1590984082"/><text:span text:style-name="T31">(/</text:span><text:span text:style-name="T23">contractnature</text:span><text:span text:style-name="T18">/delete</text:span><text:span text:style-name="T17">/{id}</text:span><text:span text:style-name="T31">)</text:span><text:bookmark-end text:name="__DdeLink__19810_1590984082"/></text:p>
      <text:p text:style-name="P15"><text:span text:style-name="T27"><text:tab/><text:tab/><text:tab/>功能名</text:span><text:span text:style-name="T31">5:冻结 <text:s/>功能类型:编辑</text:span><text:bookmark-start text:name="__DdeLink__19812_1590984082"/><text:span text:style-name="T31">(/</text:span><text:span text:style-name="T17">contractnature</text:span><text:span text:style-name="T18">/</text:span><text:span text:style-name="T23">congeal</text:span><text:span text:style-name="T17">/{id}</text:span><text:span text:style-name="T31">)</text:span><text:bookmark-end text:name="__DdeLink__19812_1590984082"/></text:p>
      <text:p text:style-name="P15"><text:span text:style-name="T27"><text:tab/><text:tab/><text:tab/>功能名</text:span><text:span text:style-name="T31">6:解冻 功能类型:编辑(/</text:span><text:span text:style-name="T17">contractnature</text:span><text:span text:style-name="T18">/</text:span><text:span text:style-name="T23">thaw</text:span><text:span text:style-name="T17">/{id}</text:span><text:span text:style-name="T31">)</text:span></text:p>
      <text:p text:style-name="P4"/>
      <text:p text:style-name="P4"/>
      <text:p text:style-name="P4"/>
      <text:p text:style-name="P9">修改：</text:p>
      <text:p text:style-name="P17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8-05T19:29:10.758235377</dc:date>
    <meta:editing-duration>PT2H29M15S</meta:editing-duration>
    <meta:editing-cycles>8</meta:editing-cycles>
    <meta:generator>LibreOffice/5.1.3.2$Linux_X86_64 LibreOffice_project/10$Build-2</meta:generator>
    <meta:document-statistic meta:table-count="0" meta:image-count="0" meta:object-count="0" meta:page-count="6" meta:paragraph-count="201" meta:word-count="2853" meta:character-count="4275" meta:non-whitespace-character-count="3938"/>
  </office:meta>
</office:document-meta>
</file>